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Mono" svg:font-family="'Liberation Mono'" style:font-adornments="Corsivo" style:font-family-generic="modern" style:font-pitch="fixed"/>
    <style:font-face style:name="Liberation Mono1" svg:font-family="'Liberation Mono'" style:font-adornments="Corsivo Grassett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54cm" fo:min-width="1.004cm"/>
    </style:style>
    <style:style style:name="gr2" style:family="graphic" style:parent-style-name="objectwithoutfill">
      <style:graphic-properties draw:marker-start="" draw:marker-start-width="0.2cm" draw:marker-end="Double_20_Arrow" draw:marker-end-width="0.2cm" draw:fill="none" draw:textarea-horizontal-align="center" draw:textarea-vertical-align="bottom" fo:padding-top="-0.1cm" fo:padding-bottom="0.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654cm" fo:min-width="1.404cm"/>
    </style:style>
    <style:style style:name="gr4" style:family="graphic" style:parent-style-name="objectwithoutfill">
      <style:graphic-properties draw:marker-start="Double_20_Arrow" draw:marker-start-width="0.2cm" draw:marker-end="Double_20_Arrow" draw:marker-end-width="0.2cm" draw:fill="none" draw:textarea-horizontal-align="center" draw:textarea-vertical-align="bottom" fo:padding-top="-0.1cm" fo:padding-bottom="0.3cm"/>
    </style:style>
    <style:style style:name="gr5" style:family="graphic" style:parent-style-name="objectwithoutfill">
      <style:graphic-properties draw:marker-start="Double_20_Arrow" draw:marker-start-width="0.2cm" draw:marker-end="Double_20_Arrow" draw:marker-end-width="0.2cm" draw:fill="none" draw:textarea-horizontal-align="center" draw:textarea-vertical-align="top" fo:padding-top="-0.5cm" fo:padding-bottom="0.1cm"/>
    </style:style>
    <style:style style:name="gr6" style:family="graphic" style:parent-style-name="objectwithoutfill">
      <style:graphic-properties draw:marker-start="Dimension_20_Lines" draw:marker-start-width="0.2cm" draw:marker-end="Double_20_Arrow" draw:marker-end-width="0.2cm" draw:fill="none" draw:textarea-horizontal-align="center" draw:textarea-vertical-align="bottom" fo:padding-top="0.1cm" fo:padding-bottom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variant="normal" fo:text-transform="none" fo:color="#0000cc" style:font-name="Liberation Mono1" fo:font-size="10pt" fo:font-style="italic" fo:font-weight="bold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variant="normal" fo:text-transform="none" fo:color="#0000cc" style:font-name="Liberation Mono1" fo:font-size="10pt" fo:font-style="italic" fo:font-weight="bold" style:font-size-asian="18pt" style:font-size-complex="18pt"/>
    </style:style>
    <style:style style:name="P5" style:family="paragraph">
      <style:paragraph-properties fo:text-align="center"/>
      <style:text-properties fo:color="#0000cc" style:font-name="Liberation Mono" fo:font-size="10pt" fo:font-style="italic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0000cc" style:font-name="Liberation Mono" fo:font-size="10pt" fo:font-style="italic" fo:font-weight="bold" style:font-size-asian="18pt" style:font-size-complex="18pt"/>
    </style:style>
    <style:style style:name="P7" style:family="paragraph">
      <style:paragraph-properties fo:text-align="center"/>
      <style:text-properties fo:font-variant="normal" fo:text-transform="none" fo:color="#0000cc" fo:font-size="10pt" fo:font-style="italic" fo:font-weight="bold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variant="normal" fo:text-transform="none" fo:color="#0000cc" fo:font-size="10pt" fo:font-style="italic" fo:font-weight="bold" style:font-size-asian="18pt" style:font-size-complex="18pt"/>
    </style:style>
    <style:style style:name="P9" style:family="paragraph">
      <style:text-properties fo:font-variant="normal" fo:text-transform="none" fo:color="#0000cc" style:font-name="Liberation Mono" fo:font-size="10pt" fo:font-style="italic" fo:font-weight="bold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variant="normal" fo:text-transform="none" fo:color="#0000cc" style:font-name="Liberation Mono" fo:font-size="10pt" fo:font-style="italic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outline="false" style:text-line-through-style="none" style:text-line-through-type="none" fo:text-shadow="none" style:text-underline-style="none" style:letter-kerning="true" style:font-name-asian="Liberation Sans2" style:font-style-asian="normal" style:font-weight-asian="normal" style:font-name-complex="Liberation Sans2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text-shadow="none" style:text-underline-style="none" style:letter-kerning="true" style:font-name-asian="Liberation Sans2" style:font-style-asian="normal" style:font-weight-asian="normal" style:font-name-complex="Liberation Sans2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2" fo:text-shadow="none" style:text-underline-style="none" style:letter-kerning="true" style:font-name-asian="Liberation Sans2" style:font-style-asian="normal" style:font-weight-asian="normal" style:font-name-complex="Liberation Sans2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.6cm" svg:height="1cm" svg:x="2.4cm" svg:y="9.8cm">
          <text:p text:style-name="P1"><text:span text:style-name="T1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.6cm" svg:height="1cm" svg:x="7.901cm" svg:y="7.201cm"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.6cm" svg:height="1cm" svg:x="13cm" svg:y="9.8cm">
          <text:p text:style-name="P1"><text:span text:style-name="T1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svg:x1="4cm" svg:y1="10.3cm" svg:x2="7.701cm" svg:y2="10.302cm" draw:start-shape="id1" draw:start-glue-point="1" draw:end-shape="id2" draw:end-glue-point="3" svg:d="M4000 10300h1851v2h1850" svg:viewBox="0 0 3702 3">
          <text:p text:style-name="P3">Belong to (<text:span text:style-name="T2">←)</text:span></text:p>
        </draw:connector>
        <draw:custom-shape draw:style-name="gr3" draw:text-style-name="P2" xml:id="id2" draw:id="id2" draw:layer="layout" svg:width="2cm" svg:height="1cm" svg:x="7.701cm" svg:y="9.802cm">
          <text:p text:style-name="P1"><text:span text:style-name="T1">Expe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9.701cm" svg:y1="10.302cm" svg:x2="13cm" svg:y2="10.3cm" draw:start-shape="id2" draw:start-glue-point="1" draw:end-shape="id3" draw:end-glue-point="3" svg:d="M9701 10302h1650v-2h1649" svg:viewBox="0 0 3300 3">
          <text:p text:style-name="P5">Classify (<text:span text:style-name="T3">←)</text:span></text:p>
        </draw:connector>
        <draw:connector draw:style-name="gr5" draw:text-style-name="P8" draw:layer="layout" svg:x1="3.2cm" svg:y1="9.8cm" svg:x2="7.901cm" svg:y2="7.701cm" draw:start-shape="id1" draw:start-glue-point="0" draw:end-shape="id4" draw:end-glue-point="3" svg:d="M3200 9800v-2099h4701" svg:viewBox="0 0 4702 2100">
          <text:p text:style-name="P7">Belong to (<text:span text:style-name="T4">←)</text:span></text:p>
        </draw:connector>
        <draw:connector draw:style-name="gr6" draw:text-style-name="P10" draw:layer="layout" svg:x1="8.701cm" svg:y1="8.201cm" svg:x2="8.701cm" svg:y2="9.802cm" draw:start-shape="id4" draw:start-glue-point="2" draw:end-shape="id2" draw:end-glue-point="0" svg:d="M8701 8201v1601" svg:viewBox="0 0 1 1602">
          <text:p text:style-name="P9">Feed (<text:span text:style-name="T2">↓</text:span>)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Mono" svg:font-family="'Liberation Mono'" style:font-adornments="Corsivo" style:font-family-generic="modern" style:font-pitch="fixed"/>
    <style:font-face style:name="Liberation Mono1" svg:font-family="'Liberation Mono'" style:font-adornments="Corsivo Grassett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5T23:08:30.157000000</meta:creation-date>
    <dc:date>2016-09-25T20:11:52.815000000</dc:date>
    <meta:editing-duration>PT27M15S</meta:editing-duration>
    <meta:editing-cycles>6</meta:editing-cycles>
    <meta:generator>LibreOffice/5.1.4.2$Windows_X86_64 LibreOffice_project/f99d75f39f1c57ebdd7ffc5f42867c12031db97a</meta:generator>
    <dc:creator>luciano de falco alfano</dc:creator>
    <meta:document-statistic meta:object-count="8"/>
  </office:meta>
</office:document-meta>
</file>